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 fo:background-color="transparent">
        <style:background-image/>
      </style:table-properties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2" style:family="table-row">
      <style:table-row-properties fo:background-color="transparent">
        <style:background-image/>
      </style:table-row-properties>
    </style:style>
    <style:style style:name="Taula1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2" style:family="paragraph" style:parent-style-name="Table_20_Contents">
      <style:text-properties officeooo:rsid="00001872" officeooo:paragraph-rsid="00001872"/>
    </style:style>
    <style:style style:name="P3" style:family="paragraph" style:parent-style-name="Table_20_Contents">
      <style:text-properties officeooo:rsid="00001872" officeooo:paragraph-rsid="00008537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6" style:family="paragraph" style:parent-style-name="Table_20_Contents">
      <style:text-properties officeooo:rsid="0004c4f2" officeooo:paragraph-rsid="0004c4f2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00b3a7"/>
    </style:style>
    <style:style style:name="T16" style:family="text">
      <style:text-properties officeooo:rsid="00018714"/>
    </style:style>
    <style:style style:name="T17" style:family="text">
      <style:text-properties officeooo:rsid="00019b2f"/>
    </style:style>
    <style:style style:name="T18" style:family="text">
      <style:text-properties officeooo:rsid="00045b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discoduroderoer.es/ejercicios-propuestos-y-resueltos-basicos-java/" text:style-name="Internet_20_link" text:visited-style-name="Visited_20_Internet_20_Link">https://www.discoduroderoer.es/ejercicios-propuestos-y-resueltos-basicos-java/</text:a> 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">1. Declara dos variable numéricas (con el valor que desees), muestra por consola la suma, resta, multiplicación, división y módulo.</text:p>
          </table:table-cell>
        </table:table-row>
        <table:table-row table:style-name="Taula1.2">
          <table:table-cell table:style-name="Taula1.A2" office:value-type="string">
            <text:p text:style-name="P1"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actividad1 {</text:span><text:line-break/><text:span text:style-name="T3"> <text:s text:c="3"/></text:span><text:span text:style-name="T1">public static void </text:span><text:span text:style-name="T7">main</text:span><text:span text:style-name="T3">(String[] args) 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span text:style-name="T1"> <text:s text:c="7"/>int </text:span><text:span text:style-name="T3">num1 = </text:span><text:span text:style-name="T11">0</text:span><text:span text:style-name="T1">;</text:span><text:line-break/><text:span text:style-name="T1"> <text:s text:c="7"/>int </text:span><text:span text:style-name="T3">num2 = </text:span><text:span text:style-name="T11">0</text:span><text:span text:style-name="T1">;</text:span><text:line-break/><text:span text:style-name="T1"> <text:s text:c="7"/>int </text:span><text:span text:style-name="T3">total = </text:span><text:span text:style-name="T11">0</text:span><text:span text:style-name="T1">;</text:span><text:line-break/><text:span text:style-name="T1"> <text:s text:c="7"/></text:span><text:span text:style-name="T3">String simbolo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Dona'm un valor: "</text:span><text:span text:style-name="T3">)</text:span><text:span text:style-name="T1">;</text:span><text:line-break/><text:span text:style-name="T1"> <text:s text:c="7"/></text:span><text:span text:style-name="T3">num1 = scan.nextInt(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Dona'm un altre valor: "</text:span><text:span text:style-name="T3">)</text:span><text:span text:style-name="T1">;</text:span><text:line-break/><text:span text:style-name="T1"> <text:s text:c="7"/></text:span><text:span text:style-name="T3">num2 = scan.nextInt(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Quina operació vols fer (+, -, *, /, %): "</text:span><text:span text:style-name="T3">)</text:span><text:span text:style-name="T1">;</text:span><text:line-break/><text:span text:style-name="T1"> <text:s text:c="8"/></text:span><text:span text:style-name="T3">simbolo = scan.next()</text:span><text:span text:style-name="T1">;</text:span><text:line-break/><text:line-break/><text:span text:style-name="T1"> <text:s text:c="7"/>if </text:span><text:span text:style-name="T3">(simbolo.equals(</text:span><text:span text:style-name="T13">"+"</text:span><text:span text:style-name="T3">)) {</text:span><text:line-break/><text:span text:style-name="T3"> <text:s text:c="11"/>total = num1 + num2</text:span><text:span text:style-name="T1">;</text:span><text:line-break/><text:span text:style-name="T1"> <text:s text:c="7"/></text:span><text:span text:style-name="T3">}</text:span><text:line-break/><text:span text:style-name="T3"> <text:s text:c="7"/></text:span><text:span text:style-name="T1">if </text:span><text:span text:style-name="T3">(simbolo.equals(</text:span><text:span text:style-name="T13">"-"</text:span><text:span text:style-name="T3">)) {</text:span><text:line-break/><text:line-break/><text:span text:style-name="T3"> <text:s text:c="11"/></text:span><text:span text:style-name="T1">if </text:span><text:span text:style-name="T3">(num1 &gt;= num2) {</text:span><text:line-break/><text:span text:style-name="T3"> <text:s text:c="15"/>total = num1 - num2</text:span><text:span text:style-name="T1">;</text:span><text:line-break/><text:span text:style-name="T1"> <text:s text:c="11"/></text:span><text:span text:style-name="T3">} </text:span><text:span text:style-name="T1">else </text:span><text:span text:style-name="T3">{</text:span><text:line-break/><text:span text:style-name="T3"> <text:s text:c="15"/>total = num2 - num1</text:span><text:span text:style-name="T1">;</text:span><text:line-break/><text:span text:style-name="T1"> <text:s text:c="11"/></text:span><text:span text:style-name="T3">}</text:span><text:line-break/><text:span text:style-name="T3"> <text:s text:c="7"/>}</text:span><text:line-break/><text:span text:style-name="T3"> <text:s text:c="7"/></text:span><text:span text:style-name="T1">if </text:span><text:span text:style-name="T3">(simbolo.equals(</text:span><text:span text:style-name="T13">"/"</text:span><text:span text:style-name="T3">)) {</text:span><text:line-break/><text:span text:style-name="T3"> <text:s text:c="11"/>total = num1 / num2</text:span><text:span text:style-name="T1">;</text:span><text:line-break/><text:span text:style-name="T1"> <text:s text:c="7"/></text:span><text:span text:style-name="T3">}</text:span><text:line-break/><text:span text:style-name="T3"> <text:s text:c="7"/></text:span><text:span text:style-name="T1">if </text:span><text:span text:style-name="T3">(simbolo.equals(</text:span><text:span text:style-name="T13">"%"</text:span><text:span text:style-name="T3">)) {</text:span><text:line-break/><text:span text:style-name="T3"> <text:s text:c="11"/>total = num1 % num2</text:span><text:span text:style-name="T1">;</text:span><text:line-break/><text:span text:style-name="T1"> <text:s text:c="7"/></text:span><text:span text:style-name="T3">}</text:span><text:line-break/><text:span text:style-name="T3"> <text:s text:c="7"/></text:span><text:span text:style-name="T1">if </text:span><text:span text:style-name="T3">(simbolo.equals(</text:span><text:span text:style-name="T13">"*"</text:span><text:span text:style-name="T3">)) {</text:span><text:line-break/><text:span text:style-name="T3"> <text:s text:c="11"/>total = num1 * num2</text:span><text:span text:style-name="T1">;</text:span><text:line-break/><text:span text:style-name="T1"> <text:s text:c="7"/></text:span><text:span text:style-name="T3">}</text:span><text:line-break/><text:span text:style-name="T3"> <text:s text:c="7"/></text:span><text:span text:style-name="T1">int </text:span><text:span text:style-name="T3">resultado = total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El resultado es la operación es " </text:span><text:span text:style-name="T3">+ resultado)</text:span><text:span text:style-name="T1">;</text:span><text:line-break/><text:span text:style-name="T1"> <text:s text:c="3"/></text:span><text:span text:style-name="T3">}</text:span><text:line-break/><text:span text:style-name="T3">}</text:span></text:p>
          </table:table-cell>
        </table:table-row>
        <table:table-row>
          <table:table-cell table:style-name="Taula1.A9" office:value-type="string">
            <text:p text:style-name="P2">2. <text:span text:style-name="T15">Declara </text:span><text:span text:style-name="T16">2 variables numéricas, he indica cual es mayor de los dos si son iguales indicarlo también. Ves cambiando los valores para comprobar que funciona.</text:span></text:p>
          </table:table-cell>
        </table:table-row>
        <table:table-row table:style-name="Taula1.2">
          <table:table-cell table:style-name="Taula1.A2" office:value-type="string">
            <text:p text:style-name="P1"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actividad2 {</text:span><text:line-break/><text:span text:style-name="T3"> <text:s text:c="3"/></text:span><text:span text:style-name="T1">public static void </text:span><text:span text:style-name="T7">main</text:span><text:span text:style-name="T3">(String[] args) 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Dona'm un valor: "</text:span><text:span text:style-name="T3">)</text:span><text:span text:style-name="T1">;Página</text:span><text:line-break/><text:span text:style-name="T1"> <text:s text:c="7"/>int </text:span><text:span text:style-name="T3">num1= scan.nextInt(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Dona'm un segon valor: "</text:span><text:span text:style-name="T3">)</text:span><text:span text:style-name="T1">;</text:span><text:line-break/><text:span text:style-name="T1"> <text:s text:c="7"/>int </text:span><text:span text:style-name="T3">num2 = scan.nextInt()</text:span><text:span text:style-name="T1">;</text:span><text:line-break/><text:line-break/><text:span text:style-name="T1"> <text:s text:c="7"/>if </text:span><text:span text:style-name="T3">(num1 == num2) {</text:span><text:line-break/><text:span text:style-name="T3"> <text:s text:c="11"/>System.</text:span><text:span text:style-name="T9">out</text:span><text:span text:style-name="T3">.print(</text:span><text:span text:style-name="T13">"Els nombres són del mateix valor."</text:span><text:span text:style-name="T3">)</text:span><text:span text:style-name="T1">;</text:span><text:line-break/><text:span text:style-name="T1"> <text:s text:c="7"/></text:span><text:span text:style-name="T3">}</text:span><text:span text:style-name="T1">else if </text:span><text:span text:style-name="T3">(num1&lt;num2){</text:span><text:line-break/><text:soft-page-break/><text:span text:style-name="T3"> <text:s text:c="11"/>System.</text:span><text:span text:style-name="T9">out</text:span><text:span text:style-name="T3">.print(</text:span><text:span text:style-name="T13">"El nombre " </text:span><text:span text:style-name="T3">+ num2 + </text:span><text:span text:style-name="T13">" es major al " </text:span><text:span text:style-name="T3">+ num1)</text:span><text:span text:style-name="T1">;</text:span><text:line-break/><text:span text:style-name="T1"> <text:s text:c="7"/></text:span><text:span text:style-name="T3">}</text:span><text:span text:style-name="T1">else</text:span><text:span text:style-name="T3">{</text:span><text:line-break/><text:span text:style-name="T3"> <text:s text:c="11"/>System.</text:span><text:span text:style-name="T9">out</text:span><text:span text:style-name="T3">.print(</text:span><text:span text:style-name="T13">"El nombre " </text:span><text:span text:style-name="T3">+ num1 + </text:span><text:span text:style-name="T13">" es major al " </text:span><text:span text:style-name="T3">+ num2)</text:span><text:span text:style-name="T1">;</text:span><text:line-break/><text:span text:style-name="T1"> <text:s text:c="7"/></text:span><text:span text:style-name="T3">}</text:span><text:line-break/><text:span text:style-name="T3"> <text:s text:c="3"/>}</text:span><text:line-break/><text:span text:style-name="T3">}</text:span></text:p>
          </table:table-cell>
        </table:table-row>
        <table:table-row>
          <table:table-cell table:style-name="Taula1.A9" office:value-type="string">
            <text:p text:style-name="P2">3. <text:span text:style-name="T16">Declara una String que contenga tu nombre, después muestra un mensaje de bienvenida por consola.</text:span></text:p>
          </table:table-cell>
        </table:table-row>
        <table:table-row table:style-name="Taula1.2">
          <table:table-cell table:style-name="Taula1.A2" office:value-type="string">
            <text:p text:style-name="P1"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actividad3 {</text:span><text:line-break/><text:span text:style-name="T3"> <text:s text:c="3"/></text:span><text:span text:style-name="T1">public static void </text:span><text:span text:style-name="T7">main</text:span><text:span text:style-name="T3">(String[] args) 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line-break/><text:span text:style-name="T1"> <text:s text:c="7"/></text:span><text:span text:style-name="T3">System.</text:span><text:span text:style-name="T9">out</text:span><text:span text:style-name="T3">.print(</text:span><text:span text:style-name="T13">"Quin es el teu nom? "</text:span><text:span text:style-name="T3">)</text:span><text:span text:style-name="T1">;</text:span><text:line-break/><text:span text:style-name="T1"> <text:s text:c="7"/></text:span><text:span text:style-name="T3">String nombre=scan.next(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Quin es el teu cognom? "</text:span><text:span text:style-name="T3">)</text:span><text:span text:style-name="T1">;</text:span><text:line-break/><text:span text:style-name="T1"> <text:s text:c="7"/></text:span><text:span text:style-name="T3">String apellido=scan.next(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Quin es el teu segon cognom? "</text:span><text:span text:style-name="T3">)</text:span><text:span text:style-name="T1">;</text:span><text:line-break/><text:span text:style-name="T1"> <text:s text:c="7"/></text:span><text:span text:style-name="T3">String apellido2= scan.next()</text:span><text:span text:style-name="T1">;</text:span><text:line-break/><text:line-break/><text:span text:style-name="T1"> <text:s text:c="7"/></text:span><text:span text:style-name="T3">System.</text:span><text:span text:style-name="T9">out</text:span><text:span text:style-name="T3">.print(</text:span><text:span text:style-name="T13">"Bienvenido " </text:span><text:span text:style-name="T3">+ nombre + </text:span><text:span text:style-name="T13">" " </text:span><text:span text:style-name="T3">+ apellido + </text:span><text:span text:style-name="T13">" " </text:span><text:span text:style-name="T3">+ apellido2 )</text:span><text:span text:style-name="T1">;</text:span><text:line-break/><text:span text:style-name="T1"> <text:s text:c="3"/></text:span><text:span text:style-name="T3">}</text:span><text:line-break/><text:span text:style-name="T3">}</text:span></text:p>
          </table:table-cell>
        </table:table-row>
        <table:table-row>
          <table:table-cell table:style-name="Taula1.A9" office:value-type="string">
            <text:p text:style-name="P2">4. <text:span text:style-name="T17">Haz una aplicación que calcules el área de un círculo (pi*R2). El radio se pedirá por teclado.</text:span></text:p>
          </table:table-cell>
        </table:table-row>
        <table:table-row table:style-name="Taula1.2">
          <table:table-cell table:style-name="Taula1.A2" office:value-type="string">
            <text:p text:style-name="P1"><text:span text:style-name="T1">import </text:span><text:span text:style-name="T3">java.util.Scanner</text:span><text:span text:style-name="T1">;</text:span><text:line-break/><text:span text:style-name="T1">public class </text:span><text:span text:style-name="T3">actividad5 {</text:span><text:line-break/><text:span text:style-name="T3"> <text:s text:c="3"/></text:span><text:span text:style-name="T1">public static void </text:span><text:span text:style-name="T7">main</text:span><text:span text:style-name="T3">(String[] args) 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span text:style-name="T1"> <text:s text:c="7"/>float </text:span><text:span text:style-name="T3">pi = </text:span><text:span text:style-name="T11">3.14159265359f</text:span><text:span text:style-name="T1">;</text:span><text:line-break/><text:span text:style-name="T1"> <text:s text:c="7"/></text:span><text:span text:style-name="T3">System.</text:span><text:span text:style-name="T9">out</text:span><text:span text:style-name="T3">.println(</text:span><text:span text:style-name="T13">"Anem a calcular el área de un cercle"</text:span><text:span text:style-name="T3">)</text:span><text:span text:style-name="T1">;</text:span><text:line-break/><text:span text:style-name="T1"> <text:s text:c="7"/></text:span><text:span text:style-name="T3">System.</text:span><text:span text:style-name="T9">out</text:span><text:span text:style-name="T3">.println(</text:span><text:span text:style-name="T13">"______________________________________"</text:span><text:span text:style-name="T3">)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Dona'm el valor del radi que vuigues: "</text:span><text:span text:style-name="T3">)</text:span><text:span text:style-name="T1">;</text:span><text:line-break/><text:span text:style-name="T1"> <text:s text:c="7"/>double </text:span><text:span text:style-name="T3">radi = scan.nextDouble()</text:span><text:span text:style-name="T1">;</text:span><text:line-break/><text:span text:style-name="T1"> <text:s text:c="7"/>double </text:span><text:span text:style-name="T3">operador = Math.</text:span><text:span text:style-name="T5">pow</text:span><text:span text:style-name="T3">(radi</text:span><text:span text:style-name="T1">,</text:span><text:span text:style-name="T11">2</text:span><text:span text:style-name="T3">)</text:span><text:span text:style-name="T1">;</text:span><text:line-break/><text:span text:style-name="T1"> <text:s text:c="7"/>double </text:span><text:span text:style-name="T3">resultado = pi * operador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Esta es el áera del cercle: " </text:span><text:span text:style-name="T3">+ resultado + </text:span><text:span text:style-name="T13">" m2"</text:span><text:span text:style-name="T3">)</text:span><text:span text:style-name="T1">;</text:span><text:line-break/><text:line-break/><text:span text:style-name="T1"> <text:s text:c="3"/></text:span><text:span text:style-name="T3">}</text:span><text:line-break/><text:span text:style-name="T3">}</text:span></text:p>
          </table:table-cell>
        </table:table-row>
        <table:table-row>
          <table:table-cell table:style-name="Taula1.A9" office:value-type="string">
            <text:p text:style-name="P2">5.<text:span text:style-name="T18">Lee un número por teclado e indica si es divisible entre 2 (resto=0). Si no lo es, también debemos indicarlo</text:span></text:p>
          </table:table-cell>
        </table:table-row>
        <table:table-row>
          <table:table-cell table:style-name="Taula1.A10" office:value-type="string">
            <text:p text:style-name="P1"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actividad6 {</text:span><text:line-break/><text:span text:style-name="T3"> <text:s text:c="3"/></text:span><text:span text:style-name="T1">public static void </text:span><text:span text:style-name="T7">main</text:span><text:span text:style-name="T3">(String[]args)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span text:style-name="T1"> <text:s text:c="7"/>int </text:span><text:span text:style-name="T3">num = </text:span><text:span text:style-name="T11">0</text:span><text:span text:style-name="T1">;</text:span><text:line-break/><text:line-break/><text:span text:style-name="T1"> <text:s text:c="7"/></text:span><text:span text:style-name="T3">System.</text:span><text:span text:style-name="T9">out</text:span><text:span text:style-name="T3">.print(</text:span><text:span text:style-name="T13">"Ingrese un valor para saber si es divisible entre 2: "</text:span><text:span text:style-name="T3">)</text:span><text:span text:style-name="T1">;</text:span><text:line-break/><text:span text:style-name="T1"> <text:s text:c="7"/></text:span><text:span text:style-name="T3">num = scan.nextInt()</text:span><text:span text:style-name="T1">;</text:span><text:line-break/><text:line-break/><text:span text:style-name="T1"> <text:s text:c="7"/>if </text:span><text:span text:style-name="T3">(num % </text:span><text:span text:style-name="T11">2 </text:span><text:span text:style-name="T3">== </text:span><text:span text:style-name="T11">0</text:span><text:span text:style-name="T3">){</text:span><text:line-break/><text:span text:style-name="T3"> <text:s text:c="11"/>System.</text:span><text:span text:style-name="T9">out</text:span><text:span text:style-name="T3">.print(</text:span><text:span text:style-name="T13">"El valor introduït " </text:span><text:span text:style-name="T3">+ num + </text:span><text:span text:style-name="T13">" es divisible entre dos."</text:span><text:span text:style-name="T3">)</text:span><text:span text:style-name="T1">;</text:span><text:line-break/><text:span text:style-name="T1"> <text:s text:c="7"/></text:span><text:span text:style-name="T3">} </text:span><text:span text:style-name="T1">else </text:span><text:span text:style-name="T3">{</text:span><text:line-break/><text:span text:style-name="T3"> <text:s text:c="11"/>System.</text:span><text:span text:style-name="T9">out</text:span><text:span text:style-name="T3">.print(</text:span><text:span text:style-name="T13">"El valor introduït " </text:span><text:span text:style-name="T3">+ num + </text:span><text:span text:style-name="T13">" <text:s/>no es divisible entre dos."</text:span><text:span text:style-name="T3">)</text:span><text:span text:style-name="T1">;</text:span><text:line-break/><text:soft-page-break/><text:span text:style-name="T1"> <text:s text:c="7"/></text:span><text:span text:style-name="T3">}</text:span><text:line-break/><text:span text:style-name="T3"> <text:s text:c="3"/>}</text:span><text:line-break/><text:span text:style-name="T3">}</text:span></text:p>
          </table:table-cell>
        </table:table-row>
      </table:table>
      <table:table table:name="Taula2" table:style-name="Taula2">
        <table:table-column table:style-name="Taula2.A"/>
        <table:table-row>
          <table:table-cell table:style-name="Taula2.A1" office:value-type="string">
            <text:p text:style-name="P6">6. Lee un número por teclado y muestra por consola, el carácter al que pertenece en la tabla ASCII. Por ejemplo si introduzco un 97, me muestre una a.</text:p>
          </table:table-cell>
        </table:table-row>
        <table:table-row>
          <table:table-cell table:style-name="Taula2.A2" office:value-type="string">
            <text:p text:style-name="P1"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actividad7 {</text:span><text:line-break/><text:span text:style-name="T3"> <text:s text:c="3"/></text:span><text:span text:style-name="T1">public static void </text:span><text:span text:style-name="T7">main</text:span><text:span text:style-name="T3">(String[]args){</text:span><text:line-break/><text:span text:style-name="T3"> <text:s text:c="7"/>Scanner scan = </text:span><text:span text:style-name="T1">new </text:span><text:span text:style-name="T3">Scanner(System.</text:span><text:span text:style-name="T9">in</text:span><text:span text:style-name="T3">)</text:span><text:span text:style-name="T1">;</text:span><text:line-break/><text:line-break/><text:span text:style-name="T1"> <text:s text:c="7"/></text:span><text:span text:style-name="T3">System.</text:span><text:span text:style-name="T9">out</text:span><text:span text:style-name="T3">.print(</text:span><text:span text:style-name="T13">"Dame un número para saber cual es su carácter en el ASCII: "</text:span><text:span text:style-name="T3">)</text:span><text:span text:style-name="T1">;</text:span><text:line-break/><text:span text:style-name="T1"> <text:s text:c="7"/>int </text:span><text:span text:style-name="T3">num = Integer.</text:span><text:span text:style-name="T5">parseInt</text:span><text:span text:style-name="T3">(scan.nextLine())</text:span><text:span text:style-name="T1">;</text:span><text:line-break/><text:line-break/><text:span text:style-name="T1"> <text:s text:c="7"/>char </text:span><text:span text:style-name="T3">caracter = (</text:span><text:span text:style-name="T1">char</text:span><text:span text:style-name="T3">) num</text:span><text:span text:style-name="T1">;</text:span><text:line-break/><text:span text:style-name="T1"> <text:s text:c="7"/></text:span><text:span text:style-name="T3">System.</text:span><text:span text:style-name="T9">out</text:span><text:span text:style-name="T3">.print(</text:span><text:span text:style-name="T13">"Es este carácter " </text:span><text:span text:style-name="T3">+ caracter)</text:span><text:span text:style-name="T1">;</text:span><text:line-break/><text:span text:style-name="T1"> <text:s text:c="3"/></text:span><text:span text:style-name="T3">}</text:span><text:line-break/><text:span text:style-name="T3">}</text:span></text:p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3:24:20.372564482</meta:creation-date>
    <dc:date>2020-11-09T13:53:21.224891082</dc:date>
    <meta:editing-duration>PT1H48M</meta:editing-duration>
    <meta:editing-cycles>4</meta:editing-cycles>
    <meta:generator>LibreOffice/6.4.6.2$Linux_X86_64 LibreOffice_project/40$Build-2</meta:generator>
    <meta:document-statistic meta:table-count="2" meta:image-count="0" meta:object-count="0" meta:page-count="3" meta:paragraph-count="13" meta:word-count="581" meta:character-count="4585" meta:non-whitespace-character-count="3287"/>
  </office:meta>
</office:document-meta>
</file>